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.132cm" fo:margin-top="0.132cm" fo:margin-bottom="0.132cm" fo:orphans="2" fo:widows="2" fo:text-indent="0cm" style:auto-text-indent="false" fo:padding="0cm" fo:border="none"/>
      <style:text-properties fo:font-variant="normal" fo:text-transform="none" fo:color="#000000" style:font-name="verdana" fo:letter-spacing="normal" fo:font-style="normal" fo:font-weight="normal"/>
    </style:style>
    <style:style style:name="P2" style:family="paragraph" style:parent-style-name="Text_20_body">
      <style:paragraph-properties fo:margin-left="0.132cm" fo:margin-right="0.132cm" fo:margin-top="0.132cm" fo:margin-bottom="0.132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orizontal_20_Line">
      <style:paragraph-properties fo:margin-left="0.661cm" fo:margin-right="0cm" fo:margin-top="0.661cm" fo:margin-bottom="0cm" fo:orphans="2" fo:widows="2" fo:text-indent="0cm" style:auto-text-indent="false" fo:padding="0cm" fo:border="none"/>
    </style:style>
    <style:style style:name="P5" style:family="paragraph" style:parent-style-name="Heading_20_2">
      <style:text-properties fo:font-variant="normal" fo:text-transform="none" fo:color="#000000" style:font-name="verdana" fo:font-size="12pt" fo:letter-spacing="normal" fo:font-style="normal" fo:font-weight="normal"/>
    </style:style>
    <style:style style:name="P6" style:family="paragraph" style:parent-style-name="Heading_20_2">
      <style:paragraph-properties fo:margin-left="0cm" fo:margin-right="0cm" fo:margin-top="0cm" fo:margin-bottom="0cm" fo:text-indent="0cm" style:auto-text-indent="false" fo:padding="0cm" fo:border="none"/>
      <style:text-properties fo:font-size="12pt"/>
    </style:style>
    <style:style style:name="fr1" style:family="graphic" style:parent-style-name="Frame">
      <style:graphic-properties fo:margin-left="0.661cm" fo:margin-right="0cm" fo:margin-top="0.661cm" fo:margin-bottom="0cm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661cm" fo:margin-right="0cm" fo:margin-top="0.661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draw:frame draw:style-name="fr1" draw:name="Rahmen6" text:anchor-type="paragraph" svg:x="9.313cm" svg:y="0.993cm" svg:width="7.938cm" draw:z-index="5"><draw:text-box fo:min-height="2.646cm"><text:h text:style-name="P6" text:outline-level="2">XML und Webservices</text:h><text:p text:style-name="Horizontal_20_Line"/><text:p text:style-name="P2">Gestellte Fragen: 2<text:line-break/>Korrekt beantwortet: 1<text:line-break/>Quote: 50.00 %</text:p></draw:text-box></draw:frame><draw:frame draw:style-name="fr1" draw:name="Rahmen9" text:anchor-type="paragraph" svg:x="0.291cm" svg:y="3.046cm" svg:width="7.938cm" draw:z-index="8"><draw:text-box fo:min-height="2.646cm"><text:h text:style-name="P6" text:outline-level="2">Web-Features</text:h><text:p text:style-name="Horizontal_20_Line"/><text:p text:style-name="P2">Gestellte Fragen: 6<text:line-break/>Korrekt beantwortet: 3<text:line-break/>Quote: 50.00 %</text:p></draw:text-box></draw:frame><text:line-break/>Gesamtwertung</text:h>
      <text:p text:style-name="P4"/>
      <text:p text:style-name="P1">Gestellte Fragen: 70<text:line-break/>Korrekt beantwortet: 41<text:line-break/>Quote: 58.57 %</text:p>
      <text:p text:style-name="P3"><draw:frame draw:style-name="fr1" draw:name="Rahmen1" text:anchor-type="paragraph" svg:x="0.45cm" svg:y="4.286cm" svg:width="7.938cm" draw:z-index="0"><draw:text-box fo:min-height="2.646cm"><text:h text:style-name="P6" text:outline-level="2">PHP-Grundlagen</text:h><text:p text:style-name="Horizontal_20_Line"/><text:p text:style-name="P2">Gestellte Fragen: 1<text:line-break/>Korrekt beantwortet: 0<text:line-break/>Quote: 0.00 %</text:p></draw:text-box></draw:frame><draw:frame draw:style-name="fr2" draw:name="Rahmen7" text:anchor-type="paragraph" svg:width="7.938cm" draw:z-index="6"><draw:text-box fo:min-height="2.646cm"><text:h text:style-name="P6" text:outline-level="2">Strings und Patterns</text:h><text:p text:style-name="Horizontal_20_Line"/><text:p text:style-name="P2">Gestellte Fragen: 5<text:line-break/>Korrekt beantwortet: 3<text:line-break/>Quote: 60.00 %</text:p></draw:text-box></draw:frame><draw:frame draw:style-name="fr2" draw:name="Rahmen8" text:anchor-type="paragraph" svg:width="7.938cm" draw:z-index="7"><draw:text-box fo:min-height="2.646cm"><text:h text:style-name="P6" text:outline-level="2">Streams und Netzwerk</text:h><text:p text:style-name="Horizontal_20_Line"/><text:p text:style-name="P2">Gestellte Fragen: 7<text:line-break/>Korrekt beantwortet: 3<text:line-break/>Quote: 42.86 %</text:p></draw:text-box></draw:frame></text:p>
      <text:p text:style-name="Text_20_body"><draw:frame draw:style-name="fr1" draw:name="Rahmen2" text:anchor-type="paragraph" svg:x="9.26cm" svg:y="0.18cm" svg:width="7.938cm" draw:z-index="1"><draw:text-box fo:min-height="2.646cm"><text:h text:style-name="P6" text:outline-level="2">Funktionen</text:h><text:p text:style-name="Horizontal_20_Line"/><text:p text:style-name="P2">Gestellte Fragen: 4<text:line-break/>Korrekt beantwortet: 4<text:line-break/>Quote: 100.00 %</text:p></draw:text-box></draw:frame><draw:frame draw:style-name="fr1" draw:name="Rahmen12" text:anchor-type="paragraph" svg:x="9.155cm" svg:y="3.62cm" svg:width="7.938cm" draw:z-index="11"><draw:text-box fo:min-height="2.646cm"><text:h text:style-name="P6" text:outline-level="2">Unterschiede PHP 4/5</text:h><text:p text:style-name="Horizontal_20_Line"/><text:p text:style-name="P2">Gestellte Fragen: 5<text:line-break/>Korrekt beantwortet: 1<text:line-break/>Quote: 20.00 %</text:p></draw:text-box></draw:frame><draw:frame draw:style-name="fr1" draw:name="Rahmen3" text:anchor-type="paragraph" svg:x="0.159cm" svg:y="3.752cm" svg:width="7.938cm" draw:z-index="2"><draw:text-box fo:min-height="2.646cm"><text:h text:style-name="P6" text:outline-level="2">Arrays</text:h><text:p text:style-name="Horizontal_20_Line"/><text:p text:style-name="P2">Gestellte Fragen: 8<text:line-break/>Korrekt beantwortet: 7<text:line-break/>Quote: 87.50 %</text:p></draw:text-box></draw:frame><draw:frame draw:style-name="fr1" draw:name="Rahmen11" text:anchor-type="paragraph" svg:x="9.102cm" svg:y="7.43cm" svg:width="7.938cm" draw:z-index="10"><draw:text-box fo:min-height="2.646cm"><text:h text:style-name="P6" text:outline-level="2">Design/Theorie</text:h><text:p text:style-name="Horizontal_20_Line"/><text:p text:style-name="P2">Gestellte Fragen: 13<text:line-break/>Korrekt beantwortet: 8<text:line-break/>Quote: 61.54 %</text:p></draw:text-box></draw:frame><draw:frame draw:style-name="fr1" draw:name="Rahmen4" text:anchor-type="paragraph" svg:x="0.079cm" svg:y="7.377cm" svg:width="7.938cm" draw:z-index="3"><draw:text-box fo:min-height="2.646cm"><text:h text:style-name="P6" text:outline-level="2">OOP</text:h><text:p text:style-name="Horizontal_20_Line"/><text:p text:style-name="P2">Gestellte Fragen: 8<text:line-break/>Korrekt beantwortet: 5<text:line-break/>Quote: 62.50 %</text:p></draw:text-box></draw:frame><draw:frame draw:style-name="fr1" draw:name="Rahmen10" text:anchor-type="paragraph" svg:x="0.212cm" svg:y="10.795cm" svg:width="7.938cm" draw:z-index="9"><draw:text-box fo:min-height="2.646cm"><text:h text:style-name="P6" text:outline-level="2">Datenbanken/SQL</text:h><text:p text:style-name="Horizontal_20_Line"/><text:p text:style-name="P2">Gestellte Fragen: 6<text:line-break/>Korrekt beantwortet: 3<text:line-break/>Quote: 50.00 %</text:p></draw:text-box></draw:frame><draw:frame draw:style-name="fr1" draw:name="Rahmen5" text:anchor-type="paragraph" svg:x="9.128cm" svg:y="10.684cm" svg:width="7.938cm" draw:z-index="4"><draw:text-box fo:min-height="2.646cm"><text:h text:style-name="P6" text:outline-level="2">Sicherheit</text:h><text:p text:style-name="Horizontal_20_Line"/><text:p text:style-name="P2">Gestellte Fragen: 5<text:line-break/>Korrekt beantwortet: 3<text:line-break/>Quote: 60.00 %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sten</meta:initial-creator>
    <meta:creation-date>2012-09-12T19:50:46</meta:creation-date>
    <dc:date>2012-09-12T19:52:45</dc:date>
    <dc:creator>Daniel Basten</dc:creator>
    <meta:editing-duration>P0D</meta:editing-duration>
    <meta:editing-cycles>1</meta:editing-cycles>
    <meta:document-statistic meta:table-count="0" meta:image-count="0" meta:object-count="0" meta:page-count="1" meta:paragraph-count="26" meta:word-count="138" meta:character-count="921" meta:non-whitespace-character-count="808"/>
    <meta:generator>LibreOffice/3.5$Linux_X86_64 LibreOffice_project/350m1$Build-2</meta:generator>
  </office:meta>
</office:document-meta>
</file>